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11" svg:font-family="Arial1"/>
    <style:font-face style:name="Arial111" svg:font-family="Arial11"/>
    <style:font-face style:name="Arial2" svg:font-family="Arial" style:font-family-generic="swiss"/>
    <style:font-face style:name="Arial3" svg:font-family="Arial3"/>
    <style:font-face style:name="Calibri" svg:font-family="Calibri" style:font-family-generic="swiss"/>
    <style:font-face style:name="Calibri1" svg:font-family="Calibri1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宋体" svg:font-family="宋体"/>
  </office:font-face-decls>
  <office:automatic-styles>
    <style:style style:name="co1" style:family="table-column">
      <style:table-column-properties fo:break-before="auto" style:column-width="1.8634in"/>
    </style:style>
    <style:style style:name="co2" style:family="table-column">
      <style:table-column-properties fo:break-before="auto" style:column-width="6.0866in"/>
    </style:style>
    <style:style style:name="co3" style:family="table-column">
      <style:table-column-properties fo:break-before="auto" style:column-width="2.9701in"/>
    </style:style>
    <style:style style:name="co4" style:family="table-column">
      <style:table-column-properties fo:break-before="auto" style:column-width="3.5972in"/>
    </style:style>
    <style:style style:name="co5" style:family="table-column">
      <style:table-column-properties fo:break-before="auto" style:column-width="5.6909in"/>
    </style:style>
    <style:style style:name="co6" style:family="table-column">
      <style:table-column-properties fo:break-before="auto" style:column-width="5.2291in"/>
    </style:style>
    <style:style style:name="co7" style:family="table-column">
      <style:table-column-properties fo:break-before="auto" style:column-width="6.3854in"/>
    </style:style>
    <style:style style:name="co8" style:family="table-column">
      <style:table-column-properties fo:break-before="auto" style:column-width="5.3217in"/>
    </style:style>
    <style:style style:name="co9" style:family="table-column">
      <style:table-column-properties fo:break-before="auto" style:column-width="2.4925in"/>
    </style:style>
    <style:style style:name="co10" style:family="table-column">
      <style:table-column-properties fo:break-before="auto" style:column-width="2.224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6854in" fo:break-before="auto" style:use-optimal-row-height="true"/>
    </style:style>
    <style:style style:name="ro3" style:family="table-row">
      <style:table-row-properties style:row-height="1.1839in" fo:break-before="auto" style:use-optimal-row-height="false"/>
    </style:style>
    <style:style style:name="ro4" style:family="table-row">
      <style:table-row-properties style:row-height="0.8134in" fo:break-before="auto" style:use-optimal-row-height="false"/>
    </style:style>
    <style:style style:name="ro5" style:family="table-row">
      <style:table-row-properties style:row-height="0.8528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5575in" fo:break-before="auto" style:use-optimal-row-height="false"/>
    </style:style>
    <style:style style:name="ro8" style:family="table-row">
      <style:table-row-properties style:row-height="0.3516in" fo:break-before="auto" style:use-optimal-row-height="true"/>
    </style:style>
    <style:style style:name="ro9" style:family="table-row">
      <style:table-row-properties style:row-height="0.6953in" fo:break-before="auto" style:use-optimal-row-height="false"/>
    </style:style>
    <style:style style:name="ta1" style:family="table" style:master-page-name="PageStyle_5f_contents">
      <style:table-properties table:display="true" style:writing-mode="lr-tb"/>
    </style:style>
    <number:text-style style:name="N100">
      <number:text-content/>
    </number:text-style>
    <number:number-style style:name="N20000" number:language="ar" number:country="AE">
      <number:number number:min-integer-digits="1"/>
    </number:number-style>
    <style:style style:name="ce1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fo:wrap-option="wrap" fo:border="0.06pt solid #000000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cccccc" fo:border="0.74pt solid #000000"/>
      <style:text-properties fo:font-size="10pt" style:font-size-asian="10pt" style:font-size-complex="10pt"/>
    </style:style>
    <style:style style:name="ce35" style:family="table-cell" style:parent-style-name="Default" style:data-style-name="N100">
      <style:table-cell-properties style:glyph-orientation-vertical="0" fo:background-color="#cccccc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cccc" style:text-align-source="fix" style:repeat-content="false" fo:wrap-option="wrap" fo:border="0.74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>
      <style:table-cell-properties fo:wrap-option="wrap"/>
      <style:paragraph-properties style:writing-mode="rl-tb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 fo:wrap-option="wrap" fo:border="0.74pt solid #00000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20000">
      <style:table-cell-properties fo:wrap-option="wrap"/>
      <style:paragraph-properties style:writing-mode="rl-tb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A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MingLiU" fo:font-size="11pt" fo:font-style="normal" fo:text-shadow="none" style:text-underline-style="none" fo:font-weight="normal" style:font-size-asian="11pt" style:font-style-asian="normal" style:font-weight-asian="normal" style:font-name-complex="PMingLiU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MingLiU" fo:font-size="11pt" fo:font-style="normal" fo:text-shadow="none" style:text-underline-style="none" fo:font-weight="normal" style:font-size-asian="11pt" style:font-style-asian="normal" style:font-weight-asian="normal" style:font-name-complex="PMingLiU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fo:wrap-option="wrap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fo:wrap-option="wrap"/>
      <style:text-properties fo:font-size="11pt" style:font-size-asian="11pt" style:font-size-complex="11pt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font-size="11pt" style:font-size-asian="11pt" style:font-size-complex="11pt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5" style:family="table-cell" style:parent-style-name="Default">
      <style:table-cell-properties fo:border="none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68" style:family="table-cell" style:parent-style-name="Default">
      <style:table-cell-properties fo:background-color="#ffffff" fo:wrap-option="wrap"/>
      <style:text-properties fo:font-size="11pt" style:font-size-asian="11pt" style:font-size-complex="11pt"/>
    </style:style>
    <style:style style:name="T1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Microsoft YaHei" style:font-name-complex="Arial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ontents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7"/>
        <table:table-column table:style-name="co9" table:default-cell-style-name="ce7"/>
        <table:table-column table:style-name="co10" table:number-columns-repeated="240" table:default-cell-style-name="ce7"/>
        <table:table-column table:style-name="co11" table:number-columns-repeated="768" table:default-cell-style-name="ce31"/>
        <table:table-row table:style-name="ro1">
          <table:table-cell table:style-name="ce1" office:value-type="string" calcext:value-type="string">
            <text:p>::ID::</text:p>
          </table:table-cell>
          <table:table-cell table:style-name="ce1" office:value-type="string" calcext:value-type="string">
            <text:p>::EN::</text:p>
          </table:table-cell>
          <table:table-cell table:style-name="ce1" office:value-type="string" calcext:value-type="string">
            <text:p>::FR::</text:p>
          </table:table-cell>
          <table:table-cell table:style-name="ce10" office:value-type="string" calcext:value-type="string">
            <text:p>::AR::</text:p>
          </table:table-cell>
          <table:table-cell table:style-name="ce10" office:value-type="string" calcext:value-type="string">
            <text:p>::PT::</text:p>
          </table:table-cell>
          <table:table-cell table:style-name="ce10" office:value-type="string" calcext:value-type="string">
            <text:p>::AR::</text:p>
          </table:table-cell>
          <table:table-cell table:style-name="ce10" office:value-type="string" calcext:value-type="string">
            <text:p>::DE::</text:p>
          </table:table-cell>
          <table:table-cell table:style-name="ce1" office:value-type="string" calcext:value-type="string">
            <text:p>::ZH::</text:p>
          </table:table-cell>
          <table:table-cell table:style-name="ce1" office:value-type="string" calcext:value-type="string">
            <text:p>::HI::</text:p>
          </table:table-cell>
          <table:table-cell table:style-name="ce27" table:number-columns-repeated="1008"/>
        </table:table-row>
        <table:table-row table:style-name="ro1">
          <table:table-cell table:style-name="ce2" table:number-columns-repeated="9"/>
          <table:table-cell table:style-name="ce28" table:number-columns-repeated="1008"/>
        </table:table-row>
        <table:table-row table:style-name="ro1">
          <table:table-cell table:style-name="ce34" office:value-type="string" calcext:value-type="string">
            <text:p>AD</text:p>
          </table:table-cell>
          <table:table-cell table:style-name="ce39" office:value-type="string" calcext:value-type="string">
            <text:p>Advertisement</text:p>
          </table:table-cell>
          <table:table-cell table:style-name="ce42" office:value-type="string" calcext:value-type="string">
            <text:p>Publicité</text:p>
          </table:table-cell>
          <table:table-cell table:style-name="ce44" office:value-type="string" calcext:value-type="string">
            <text:p>إعلان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18"/>
          <table:table-cell table:style-name="ce30" table:number-columns-repeated="14"/>
          <table:table-cell table:style-name="ce29" table:number-columns-repeated="994"/>
        </table:table-row>
        <table:table-row table:style-name="ro1">
          <table:table-cell table:style-name="ce35" office:value-type="string" calcext:value-type="string">
            <text:p>BUTTON_PLAY</text:p>
          </table:table-cell>
          <table:table-cell table:style-name="ce39" office:value-type="string" calcext:value-type="string">
            <text:p>START</text:p>
          </table:table-cell>
          <table:table-cell table:style-name="ce42" office:value-type="string" calcext:value-type="string">
            <text:p>COMMENCER</text:p>
          </table:table-cell>
          <table:table-cell table:style-name="ce44" office:value-type="string" calcext:value-type="string">
            <text:p>جاري التحميل...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18"/>
          <table:table-cell table:style-name="ce30" table:number-columns-repeated="14"/>
          <table:table-cell table:number-columns-repeated="994"/>
        </table:table-row>
        <table:table-row table:style-name="ro1">
          <table:table-cell table:style-name="ce36" office:value-type="string" calcext:value-type="string">
            <text:p>LOADING</text:p>
          </table:table-cell>
          <table:table-cell table:style-name="ce39" office:value-type="string" calcext:value-type="string">
            <text:p>LOADING...</text:p>
          </table:table-cell>
          <table:table-cell table:style-name="ce42" office:value-type="string" calcext:value-type="string">
            <text:p>TÉLÉCHARGEMENT...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18"/>
          <table:table-cell table:style-name="ce30" table:number-columns-repeated="240"/>
          <table:table-cell table:number-columns-repeated="768"/>
        </table:table-row>
        <table:table-row table:style-name="ro2">
          <table:table-cell table:style-name="ce37" office:value-type="string" calcext:value-type="string">
            <text:p>WALL_OF_TEXT_1</text:p>
          </table:table-cell>
          <table:table-cell table:style-name="ce39" office:value-type="string" calcext:value-type="string">
            <text:p>Identifying dairy products made</text:p>
            <text:p>from Canadian milk is easy.</text:p>
            <text:p>Just look for the Quality Milk logo</text:p>
            <text:p>when choosing Canadian dairy.</text:p>
          </table:table-cell>
          <table:table-cell table:style-name="ce42" office:value-type="string" calcext:value-type="string">
            <text:p>Identifier des produits laitiers faits de</text:p>
            <text:p>lait canadien, c’est si facile!</text:p>
            <text:p>Recherche le logo Lait de qualité</text:p>
            <text:p>quand tu achètes des produits laitiers.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18"/>
          <table:table-cell table:style-name="ce30" table:number-columns-repeated="240"/>
          <table:table-cell table:number-columns-repeated="768"/>
        </table:table-row>
        <table:table-row-group>
          <table:table-row table:style-name="ro3">
            <table:table-cell table:style-name="ce37" office:value-type="string" calcext:value-type="string">
              <text:p>WALL_OF_TEXT_2</text:p>
            </table:table-cell>
            <table:table-cell table:style-name="ce39" office:value-type="string" calcext:value-type="string">
              <text:p>What has 42 food safety</text:p>
              <text:p>requirements and high standards</text:p>
              <text:p>of animal care? 100% High-quality</text:p>
              <text:p>Canadian milk.</text:p>
            </table:table-cell>
            <table:table-cell table:style-name="ce42" office:value-type="string" calcext:value-type="string">
              <text:p>Qu’est-ce qui respecte 42 normes de</text:p>
              <text:p>salubrité et des normes élevées en</text:p>
              <text:p>matière de bien-être animal?</text:p>
              <text:p>Le lait 100 % canadien de haute qualité!</text:p>
            </table:table-cell>
            <table:table-cell table:style-name="ce44" table:number-columns-repeated="2"/>
            <table:table-cell table:style-name="ce18"/>
            <table:table-cell table:style-name="ce44"/>
            <table:table-cell table:style-name="ce47"/>
            <table:table-cell table:style-name="ce18"/>
            <table:table-cell table:style-name="ce30" table:number-columns-repeated="240"/>
            <table:table-cell table:number-columns-repeated="768"/>
          </table:table-row>
        </table:table-row-group>
        <table:table-row table:style-name="ro2">
          <table:table-cell table:style-name="ce37" office:value-type="string" calcext:value-type="string">
            <text:p>WALL_OF_TEXT_3</text:p>
          </table:table-cell>
          <table:table-cell table:style-name="ce39" office:value-type="string" calcext:value-type="string">
            <text:p>Did you know? The average</text:p>
            <text:p>carbon footprint of one litre of</text:p>
            <text:p>Canadian milk is less than half</text:p>
            <text:p>the global average.</text:p>
          </table:table-cell>
          <table:table-cell table:style-name="ce42" office:value-type="string" calcext:value-type="string">
            <text:p>Savais-tu que l’empreinte</text:p>
            <text:p>carbone d’un litre de lait</text:p>
            <text:p>canadien est inférieure à la</text:p>
            <text:p>moyenne mondiale?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18"/>
          <table:table-cell table:number-columns-repeated="14"/>
          <table:table-cell table:style-name="ce30" table:number-columns-repeated="226"/>
          <table:table-cell table:number-columns-repeated="768"/>
        </table:table-row>
        <table:table-row table:style-name="ro1">
          <table:table-cell table:style-name="ce37" office:value-type="string" calcext:value-type="string">
            <text:p>TAP_TO_CONTINUE</text:p>
          </table:table-cell>
          <table:table-cell table:style-name="ce39" office:value-type="string" calcext:value-type="string">
            <text:p>TAP TO CONTINUE</text:p>
          </table:table-cell>
          <table:table-cell table:style-name="ce42" office:value-type="string" calcext:value-type="string">
            <text:p>TOUCHE POUR CONTINUER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18"/>
          <table:table-cell table:number-columns-repeated="14"/>
          <table:table-cell table:style-name="ce30" table:number-columns-repeated="226"/>
          <table:table-cell table:number-columns-repeated="768"/>
        </table:table-row>
        <table:table-row table:style-name="ro1">
          <table:table-cell table:style-name="ce37" office:value-type="string" calcext:value-type="string">
            <text:p>CONGRATULATIONS</text:p>
          </table:table-cell>
          <table:table-cell table:style-name="ce20" office:value-type="string" calcext:value-type="string">
            <text:p>CONGRATULATIONS!</text:p>
          </table:table-cell>
          <table:table-cell table:style-name="ce20" office:value-type="string" calcext:value-type="string">
            <text:p>FÉLICITATIONS </text:p>
          </table:table-cell>
          <table:table-cell table:style-name="ce20" office:value-type="string" calcext:value-type="string">
            <text:p><text:s/>!تهانينا </text:p>
          </table:table-cell>
          <table:table-cell table:style-name="ce20"/>
          <table:table-cell table:style-name="ce56"/>
          <table:table-cell table:style-name="ce20" table:number-columns-repeated="4"/>
          <table:table-cell table:number-columns-repeated="13"/>
          <table:table-cell table:style-name="ce30" table:number-columns-repeated="226"/>
          <table:table-cell table:number-columns-repeated="768"/>
        </table:table-row>
        <table:table-row table:style-name="ro1">
          <table:table-cell table:style-name="ce37" office:value-type="string" calcext:value-type="string">
            <text:p>YOUR_SCORE</text:p>
          </table:table-cell>
          <table:table-cell table:style-name="ce39" office:value-type="string" calcext:value-type="string">
            <text:p>YOUR SCORE IS </text:p>
          </table:table-cell>
          <table:table-cell table:style-name="ce20" office:value-type="string" calcext:value-type="string">
            <text:p>TON SCORE EST </text:p>
          </table:table-cell>
          <table:table-cell table:style-name="ce44" office:value-type="string" calcext:value-type="string">
            <text:p>مجموع نقاطك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18"/>
          <table:table-cell table:number-columns-repeated="1008"/>
        </table:table-row>
        <table:table-row table:style-name="ro1">
          <table:table-cell table:style-name="ce35" office:value-type="string" calcext:value-type="string">
            <text:p>REPLAY</text:p>
          </table:table-cell>
          <table:table-cell table:style-name="ce39" office:value-type="string" calcext:value-type="string">
            <text:p>REPLAY</text:p>
          </table:table-cell>
          <table:table-cell table:style-name="ce42" office:value-type="string" calcext:value-type="string">
            <text:p>REJOUER</text:p>
          </table:table-cell>
          <table:table-cell table:style-name="ce44" office:value-type="string" calcext:value-type="string">
            <text:p>أعد التشغيل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18"/>
          <table:table-cell table:number-columns-repeated="1008"/>
        </table:table-row>
        <table:table-row table:style-name="ro4">
          <table:table-cell table:style-name="ce35" office:value-type="string" calcext:value-type="string">
            <text:p>CTA</text:p>
          </table:table-cell>
          <table:table-cell table:style-name="ce39" office:value-type="string" calcext:value-type="string">
            <text:p>LEARN MORE</text:p>
          </table:table-cell>
          <table:table-cell table:style-name="ce42" office:value-type="string" calcext:value-type="string">
            <text:p>EN SAVOIR PLUS</text:p>
          </table:table-cell>
          <table:table-cell table:style-name="ce44" office:value-type="string" calcext:value-type="string">
            <text:p>المزيد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18"/>
          <table:table-cell table:number-columns-repeated="1008"/>
        </table:table-row>
        <table:table-row table:style-name="ro1">
          <table:table-cell table:style-name="ce35" office:value-type="string" calcext:value-type="string">
            <text:p>LEADERBOARD</text:p>
          </table:table-cell>
          <table:table-cell table:style-name="ce39" office:value-type="string" calcext:value-type="string">
            <text:p>LEADERBOARD</text:p>
          </table:table-cell>
          <table:table-cell table:style-name="ce42" office:value-type="string" calcext:value-type="string">
            <text:p>CLASSEMENT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18"/>
          <table:table-cell table:number-columns-repeated="1008"/>
        </table:table-row>
        <table:table-row table:style-name="ro5">
          <table:table-cell table:style-name="ce35" office:value-type="string" calcext:value-type="string">
            <text:p>HIGH_SCORE</text:p>
          </table:table-cell>
          <table:table-cell table:style-name="ce39" office:value-type="string" calcext:value-type="string">
            <text:p>Nice job! You're score is</text:p>
            <text:p>almost as high as the</text:p>
            <text:p>standards that go into</text:p>
            <text:p>producing high-quality</text:p>
            <text:p>Canadian milk.</text:p>
          </table:table-cell>
          <table:table-cell table:style-name="ce42" office:value-type="string" calcext:value-type="string">
            <text:p>Bien joué! Ton score est</text:p>
            <text:p>presque aussi élevé que les</text:p>
            <text:p>normes de production du lait</text:p>
            <text:p>canadien de haute qualité!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6">
          <table:table-cell table:style-name="ce35" office:value-type="string" calcext:value-type="string">
            <text:p>LOW_SCORE</text:p>
          </table:table-cell>
          <table:table-cell table:style-name="ce39" office:value-type="string" calcext:value-type="string">
            <text:p>Play again to keep learning</text:p>
            <text:p>more about high-quality</text:p>
            <text:p>Canadian milk.</text:p>
          </table:table-cell>
          <table:table-cell table:style-name="ce42" office:value-type="string" calcext:value-type="string">
            <text:p>Joue encore pour en</text:p>
            <text:p>apprendre plus sur le lait</text:p>
            <text:p>canadien de haute qualité!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5">
          <table:table-cell table:style-name="ce35" office:value-type="string" calcext:value-type="string">
            <text:p>HIGH_SCORE_TEXT</text:p>
          </table:table-cell>
          <table:table-cell table:style-name="ce39" office:value-type="string" calcext:value-type="string">
            <text:p><text:span text:style-name="T1">Nice job! You're score is</text:span></text:p>
            <text:p><text:span text:style-name="T1">almost as high as the</text:span></text:p>
            <text:p><text:span text:style-name="T1">standards that go into</text:span></text:p>
            <text:p><text:span text:style-name="T1">producing high-quality</text:span></text:p>
            <text:p><text:span text:style-name="T1">Canadian milk.</text:span></text:p>
          </table:table-cell>
          <table:table-cell table:style-name="ce42" office:value-type="string" calcext:value-type="string">
            <text:p><text:span text:style-name="T1">Bien joué! Ton score est</text:span></text:p>
            <text:p><text:span text:style-name="T1">presque aussi élevé que les</text:span></text:p>
            <text:p><text:span text:style-name="T1">normes de production du lait</text:span></text:p>
            <text:p><text:span text:style-name="T1">canadien de haute qualité!</text:span>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6">
          <table:table-cell table:style-name="ce35" office:value-type="string" calcext:value-type="string">
            <text:p>LOW_SCORE_TEXT</text:p>
          </table:table-cell>
          <table:table-cell table:style-name="ce39" office:value-type="string" calcext:value-type="string">
            <text:p><text:span text:style-name="T1">Play again to keep learning</text:span></text:p>
            <text:p><text:span text:style-name="T1">more about high-quality</text:span></text:p>
            <text:p><text:span text:style-name="T1">Canadian milk.</text:span></text:p>
          </table:table-cell>
          <table:table-cell table:style-name="ce42" office:value-type="string" calcext:value-type="string">
            <text:p><text:span text:style-name="T1">Joue encore pour en</text:span></text:p>
            <text:p><text:span text:style-name="T1">apprendre plus sur le lait</text:span></text:p>
            <text:p><text:span text:style-name="T1">canadien de haute qualité!</text:span>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style-name="ce30" table:number-columns-repeated="14"/>
          <table:table-cell table:number-columns-repeated="994"/>
        </table:table-row>
        <table:table-row table:style-name="ro7">
          <table:table-cell table:style-name="ce35" office:value-type="string" calcext:value-type="string">
            <text:p>ENTER_YOUR_NAME</text:p>
          </table:table-cell>
          <table:table-cell table:style-name="ce39" office:value-type="string" calcext:value-type="string">
            <text:p>ENTER YOUR NAME</text:p>
          </table:table-cell>
          <table:table-cell table:style-name="ce42" office:value-type="string" calcext:value-type="string">
            <text:p>INSCRIS TON NOM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>
          <table:table-cell table:style-name="ce35" office:value-type="string" calcext:value-type="string">
            <text:p>LOST_CONNECTION</text:p>
          </table:table-cell>
          <table:table-cell table:style-name="ce39" office:value-type="string" calcext:value-type="string">
            <text:p>Please check your connection and try again.</text:p>
          </table:table-cell>
          <table:table-cell table:style-name="ce42" office:value-type="string" calcext:value-type="string">
            <text:p> Vérifiez votre connexion et réessayez.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>
          <table:table-cell table:style-name="ce35" office:value-type="string" calcext:value-type="string">
            <text:p>LEADERBOOARD_NAME</text:p>
          </table:table-cell>
          <table:table-cell table:style-name="ce39" office:value-type="string" calcext:value-type="string">
            <text:p>LEADERBOARD</text:p>
          </table:table-cell>
          <table:table-cell table:style-name="ce42" office:value-type="string" calcext:value-type="string">
            <text:p>TABLEAU DE CLASSEMENT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4"/>
          <table:table-cell table:style-name="ce30" table:number-columns-repeated="226"/>
          <table:table-cell table:number-columns-repeated="768"/>
        </table:table-row>
        <table:table-row table:style-name="ro1">
          <table:table-cell table:style-name="ce35" office:value-type="string" calcext:value-type="string">
            <text:p>ME</text:p>
          </table:table-cell>
          <table:table-cell table:style-name="ce39" office:value-type="string" calcext:value-type="string">
            <text:p>Me</text:p>
          </table:table-cell>
          <table:table-cell table:style-name="ce42" office:value-type="string" calcext:value-type="string">
            <text:p>Moi</text:p>
          </table:table-cell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>
          <table:table-cell table:style-name="ce35" office:value-type="string" calcext:value-type="string">
            <text:p>BTN_OK</text:p>
          </table:table-cell>
          <table:table-cell table:style-name="ce39" office:value-type="string" calcext:value-type="string">
            <text:p>OK</text:p>
          </table:table-cell>
          <table:table-cell table:style-name="ce42"/>
          <table:table-cell table:style-name="ce44" office:value-type="string" calcext:value-type="string">
            <text:p>حسنًا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>
          <table:table-cell table:style-name="ce35" office:value-type="string" calcext:value-type="string">
            <text:p>BTN_QUIT</text:p>
          </table:table-cell>
          <table:table-cell table:style-name="ce39" office:value-type="string" calcext:value-type="string">
            <text:p>QUIT</text:p>
          </table:table-cell>
          <table:table-cell table:style-name="ce42"/>
          <table:table-cell table:style-name="ce44" office:value-type="string" calcext:value-type="string">
            <text:p>خروج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>
          <table:table-cell table:style-name="ce35" office:value-type="string" calcext:value-type="string">
            <text:p>BTN_RÉUME</text:p>
          </table:table-cell>
          <table:table-cell table:style-name="ce39" office:value-type="string" calcext:value-type="string">
            <text:p>RESUME</text:p>
          </table:table-cell>
          <table:table-cell table:style-name="ce42"/>
          <table:table-cell table:style-name="ce44" office:value-type="string" calcext:value-type="string">
            <text:p>متابعة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2">
          <table:table-cell table:style-name="ce35" office:value-type="string" calcext:value-type="string">
            <text:p>POPUP_EXIT</text:p>
          </table:table-cell>
          <table:table-cell table:style-name="ce39" office:value-type="string" calcext:value-type="string">
            <text:p>ARE YOU SURE YOU WANT</text:p>
            <text:p>TO QUIT? </text:p>
            <text:p>YOU WILL NOT GET YOUR</text:p>
            <text:p>REWARD.</text:p>
          </table:table-cell>
          <table:table-cell table:style-name="ce42"/>
          <table:table-cell table:style-name="ce44" office:value-type="string" calcext:value-type="string">
            <text:p>هل تريد الخروج بالفعل؟ لن تحصل</text:p>
            <text:p> على جائزتك.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2">
          <table:table-cell table:style-name="ce35" office:value-type="string" calcext:value-type="string">
            <text:p>POPUP_NO_REWARD</text:p>
          </table:table-cell>
          <table:table-cell table:style-name="ce39" office:value-type="string" calcext:value-type="string">
            <text:p>YOUR REWARD COULD NOT BE DELIVERED</text:p>
            <text:p>DUE TO A LOST CONNECTION.</text:p>
            <text:p>REPLAY WITH A BETTER CONNECTION</text:p>
            <text:p>TO GET IT!</text:p>
          </table:table-cell>
          <table:table-cell table:style-name="ce42"/>
          <table:table-cell table:style-name="ce44" office:value-type="string" calcext:value-type="string">
            <text:p>لم يتم تسليم جائزتك بسبب انقطاع الاتصال بالإنترنت</text:p>
            <text:p> أعد اللعب باتصال أفضل لكي تحصل عليها!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8">
          <table:table-cell table:style-name="ce35" office:value-type="string" calcext:value-type="string">
            <text:p>POPU_NO_CONNECTION</text:p>
          </table:table-cell>
          <table:table-cell table:style-name="ce39" office:value-type="string" calcext:value-type="string">
            <text:p>PLEASE CHECK YOUR</text:p>
            <text:p>CONNECTION AND TRY AGAIN.</text:p>
          </table:table-cell>
          <table:table-cell table:style-name="ce42"/>
          <table:table-cell table:style-name="ce44" office:value-type="string" calcext:value-type="string">
            <text:p>تحققمن اتصالك بالإنترنت ثم حاول مرة</text:p>
            <text:p>أخرى.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>
          <table:table-cell table:style-name="ce35" office:value-type="string" calcext:value-type="string">
            <text:p>BTN_START_1</text:p>
          </table:table-cell>
          <table:table-cell table:style-name="ce39" office:value-type="string" calcext:value-type="string">
            <text:p>PLAY A QUICK MINI</text:p>
          </table:table-cell>
          <table:table-cell table:style-name="ce18"/>
          <table:table-cell table:style-name="ce38" office:value-type="string" calcext:value-type="string">
            <text:p>العب لعبة مصغرة سريعة </text:p>
          </table:table-cell>
          <table:table-cell table:style-name="ce20" table:number-columns-repeated="5"/>
          <table:table-cell table:number-columns-repeated="1008"/>
        </table:table-row>
        <table:table-row table:style-name="ro1">
          <table:table-cell table:style-name="ce35" office:value-type="string" calcext:value-type="string">
            <text:p>BTN_START_2</text:p>
          </table:table-cell>
          <table:table-cell table:style-name="ce16" office:value-type="string" calcext:value-type="string">
            <text:p>GAME AND GET</text:p>
          </table:table-cell>
          <table:table-cell table:style-name="ce25"/>
          <table:table-cell table:style-name="ce43" office:value-type="string" calcext:value-type="string">
            <text:p>واحصل على</text:p>
          </table:table-cell>
          <table:table-cell table:style-name="ce48"/>
          <table:table-cell table:style-name="ce51"/>
          <table:table-cell table:style-name="ce48"/>
          <table:table-cell table:style-name="ce54"/>
          <table:table-cell table:style-name="ce55"/>
          <table:table-cell table:style-name="ce63" table:number-columns-repeated="240"/>
          <table:table-cell table:style-name="ce68" table:number-columns-repeated="768"/>
        </table:table-row>
        <table:table-row table:style-name="ro1">
          <table:table-cell table:style-name="ce35" office:value-type="string" calcext:value-type="string">
            <text:p>TIMES_UP</text:p>
          </table:table-cell>
          <table:table-cell table:style-name="ce39" office:value-type="string" calcext:value-type="string">
            <text:p>TIME’S UP</text:p>
          </table:table-cell>
          <table:table-cell table:style-name="ce42"/>
          <table:table-cell table:style-name="ce44" office:value-type="string" calcext:value-type="string">
            <text:p>انتهى الوقت!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>
          <table:table-cell table:style-name="ce35" office:value-type="string" calcext:value-type="string">
            <text:p>TUTORIAL_1</text:p>
          </table:table-cell>
          <table:table-cell table:style-name="ce39" office:value-type="string" calcext:value-type="string">
            <text:p>PRESS THE PEDAL TO DRIVE AND COLLECT NISSAN LOGO</text:p>
          </table:table-cell>
          <table:table-cell table:style-name="ce42"/>
          <table:table-cell table:style-name="ce44" office:value-type="string" calcext:value-type="string">
            <text:p><text:s/>اضغط على الدواسة للقيادة وجمع شعار نيسان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5">
          <table:table-cell table:style-name="ce35" office:value-type="string" calcext:value-type="string">
            <text:p>TUTORIAL_2</text:p>
          </table:table-cell>
          <table:table-cell table:style-name="ce39" office:value-type="string" calcext:value-type="string">
            <text:p>PRESS THE BRAKE TO SLOW DOWN</text:p>
            <text:p>AND WAIT FOR THE TRAFFIC LIGHT. </text:p>
            <text:p/>
            <text:p/>
            <text:p>DRIVE SAFE</text:p>
          </table:table-cell>
          <table:table-cell table:style-name="ce42"/>
          <table:table-cell table:style-name="ce44" office:value-type="string" calcext:value-type="string">
            <text:p>اضغط على المكابح لتخفيف السرعة وانتظر إشارة المرور.</text:p>
            <text:p>القيادة بأمان</text:p>
          </table:table-cell>
          <table:table-cell table:style-name="ce44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 table:number-rows-repeated="9">
          <table:table-cell table:style-name="ce35"/>
          <table:table-cell table:style-name="ce39"/>
          <table:table-cell table:style-name="ce42"/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>
          <table:table-cell table:style-name="ce35"/>
          <table:table-cell table:style-name="ce40"/>
          <table:table-cell table:style-name="ce42"/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 table:number-rows-repeated="7">
          <table:table-cell table:style-name="ce35"/>
          <table:table-cell table:style-name="ce39"/>
          <table:table-cell table:style-name="ce42"/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>
          <table:table-cell table:style-name="ce35"/>
          <table:table-cell table:style-name="ce41"/>
          <table:table-cell table:style-name="ce42"/>
          <table:table-cell table:style-name="ce44" table:number-columns-repeated="2"/>
          <table:table-cell table:style-name="ce18"/>
          <table:table-cell table:style-name="ce44"/>
          <table:table-cell table:style-name="ce47"/>
          <table:table-cell table:style-name="ce20"/>
          <table:table-cell table:number-columns-repeated="1008"/>
        </table:table-row>
        <table:table-row table:style-name="ro1" table:number-rows-repeated="3">
          <table:table-cell table:style-name="ce35"/>
          <table:table-cell table:style-name="ce18" table:number-columns-repeated="8"/>
          <table:table-cell table:style-name="ce45"/>
          <table:table-cell table:number-columns-repeated="1007"/>
        </table:table-row>
        <table:table-row table:style-name="ro1">
          <table:table-cell table:style-name="ce35"/>
          <table:table-cell table:style-name="ce18" table:number-columns-repeated="8"/>
          <table:table-cell table:number-columns-repeated="1008"/>
        </table:table-row>
        <table:table-row table:style-name="ro1" table:number-rows-repeated="2">
          <table:table-cell table:style-name="ce35"/>
          <table:table-cell table:style-name="ce20" table:number-columns-repeated="8"/>
          <table:table-cell table:number-columns-repeated="1008"/>
        </table:table-row>
        <table:table-row table:style-name="ro9">
          <table:table-cell table:style-name="ce35"/>
          <table:table-cell table:style-name="ce20" table:number-columns-repeated="8"/>
          <table:table-cell table:number-columns-repeated="1008"/>
        </table:table-row>
        <table:table-row table:style-name="ro1">
          <table:table-cell table:style-name="ce35"/>
          <table:table-cell table:style-name="ce20" table:number-columns-repeated="2"/>
          <table:table-cell/>
          <table:table-cell table:style-name="ce20"/>
          <table:table-cell table:style-name="ce59"/>
          <table:table-cell table:style-name="ce7"/>
          <table:table-cell table:style-name="Default"/>
          <table:table-cell table:style-name="ce64"/>
          <table:table-cell table:number-columns-repeated="1008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\</text:p>
          </table:table-cell>
          <table:table-cell table:number-columns-repeated="1011"/>
        </table:table-row>
        <table:table-row table:style-name="ro1" table:number-rows-repeated="21">
          <table:table-cell table:number-columns-repeated="1017"/>
        </table:table-row>
        <table:table-row table:style-name="ro1" table:number-rows-repeated="3">
          <table:table-cell/>
          <table:table-cell table:style-name="Default" table:number-columns-repeated="22"/>
          <table:table-cell table:number-columns-repeated="994"/>
        </table:table-row>
        <table:table-row table:style-name="ro1" table:number-rows-repeated="104848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11" svg:font-family="Arial1"/>
    <style:font-face style:name="Arial111" svg:font-family="Arial11"/>
    <style:font-face style:name="Arial2" svg:font-family="Arial" style:font-family-generic="swiss"/>
    <style:font-face style:name="Arial3" svg:font-family="Arial3"/>
    <style:font-face style:name="Calibri" svg:font-family="Calibri" style:font-family-generic="swiss"/>
    <style:font-face style:name="Calibri1" svg:font-family="Calibri1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2" fo:font-family="Arial" style:font-family-generic="swiss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number:min-decimal-places="0" number:min-integer-digits="1"/>
      <number:text> </number:text>
    </number:number-style>
    <number:number-style style:name="N137P1" style:volatile="true">
      <number:text>-</number:text>
      <number:number number:decimal-places="0" number:min-decimal-places="0" number:min-integer-digits="1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 </number:text>
    </number:currency-style>
    <number:text-style style:name="N10157" number:language="en" number:country="US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/>
      <style:text-properties style:font-name="Arial2" fo:font-family="Arial" style:font-family-generic="swiss" style:font-name-asian="Microsoft YaHei" style:font-family-asian="'Microsoft YaHei'" style:font-family-generic-asian="system" style:font-pitch-asian="variable" style:font-name-complex="Arial2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_32_0_25__20_-_20_akcent_20_1" style:display-name="20% - akcent 1" style:family="table-cell" style:parent-style-name="Default" style:data-style-name="N0">
      <style:table-cell-properties style:glyph-orientation-vertical="0" fo:background-color="#cc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1_20_1" style:display-name="20% - akcent 1 1" style:family="table-cell" style:parent-style-name="Default" style:data-style-name="N0">
      <style:table-cell-properties style:glyph-orientation-vertical="0" fo:background-color="#cc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2" style:display-name="20% - akcent 2" style:family="table-cell" style:parent-style-name="Default" style:data-style-name="N0">
      <style:table-cell-properties style:glyph-orientation-vertical="0" fo:background-color="#ff99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2_20_1" style:display-name="20% - akcent 2 1" style:family="table-cell" style:parent-style-name="Default" style:data-style-name="N0">
      <style:table-cell-properties style:glyph-orientation-vertical="0" fo:background-color="#ff99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3" style:display-name="20% - akcent 3" style:family="table-cell" style:parent-style-name="Default" style:data-style-name="N0">
      <style:table-cell-properties style:glyph-orientation-vertical="0" fo:background-color="#ccff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3_20_1" style:display-name="20% - akcent 3 1" style:family="table-cell" style:parent-style-name="Default" style:data-style-name="N0">
      <style:table-cell-properties style:glyph-orientation-vertical="0" fo:background-color="#ccff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4" style:display-name="20% - akcent 4" style:family="table-cell" style:parent-style-name="Default" style:data-style-name="N0">
      <style:table-cell-properties style:glyph-orientation-vertical="0" fo:background-color="#cc99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4_20_1" style:display-name="20% - akcent 4 1" style:family="table-cell" style:parent-style-name="Default" style:data-style-name="N0">
      <style:table-cell-properties style:glyph-orientation-vertical="0" fo:background-color="#cc99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5" style:display-name="20% - akcent 5" style:family="table-cell" style:parent-style-name="Default" style:data-style-name="N0">
      <style:table-cell-properties style:glyph-orientation-vertical="0" fo:background-color="#cc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5_20_1" style:display-name="20% - akcent 5 1" style:family="table-cell" style:parent-style-name="Default" style:data-style-name="N0">
      <style:table-cell-properties style:glyph-orientation-vertical="0" fo:background-color="#cc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6" style:display-name="20% - akcent 6" style:family="table-cell" style:parent-style-name="Default" style:data-style-name="N0">
      <style:table-cell-properties style:glyph-orientation-vertical="0" fo:background-color="#ffcc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6_20_1" style:display-name="20% - akcent 6 1" style:family="table-cell" style:parent-style-name="Default" style:data-style-name="N0">
      <style:table-cell-properties style:glyph-orientation-vertical="0" fo:background-color="#ffcc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" style:display-name="20 % - Accent1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1" style:display-name="40% - akcent 1" style:family="table-cell" style:parent-style-name="Default" style:data-style-name="N0">
      <style:table-cell-properties style:glyph-orientation-vertical="0" fo:background-color="#99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1_20_1" style:display-name="40% - akcent 1 1" style:family="table-cell" style:parent-style-name="Default" style:data-style-name="N0">
      <style:table-cell-properties style:glyph-orientation-vertical="0" fo:background-color="#99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2" style:display-name="40% - akcent 2" style:family="table-cell" style:parent-style-name="Default" style:data-style-name="N0">
      <style:table-cell-properties style:glyph-orientation-vertical="0" fo:background-color="#ff8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2_20_1" style:display-name="40% - akcent 2 1" style:family="table-cell" style:parent-style-name="Default" style:data-style-name="N0">
      <style:table-cell-properties style:glyph-orientation-vertical="0" fo:background-color="#ff8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3" style:display-name="40% - akcent 3" style:family="table-cell" style:parent-style-name="Default" style:data-style-name="N0">
      <style:table-cell-properties style:glyph-orientation-vertical="0" fo:background-color="#00ff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3_20_1" style:display-name="40% - akcent 3 1" style:family="table-cell" style:parent-style-name="Default" style:data-style-name="N0">
      <style:table-cell-properties style:glyph-orientation-vertical="0" fo:background-color="#00ff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4" style:display-name="40% - akcent 4" style:family="table-cell" style:parent-style-name="Default" style:data-style-name="N0">
      <style:table-cell-properties style:glyph-orientation-vertical="0" fo:background-color="#cc99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4_20_1" style:display-name="40% - akcent 4 1" style:family="table-cell" style:parent-style-name="Default" style:data-style-name="N0">
      <style:table-cell-properties style:glyph-orientation-vertical="0" fo:background-color="#cc99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5" style:display-name="40% - akcent 5" style:family="table-cell" style:parent-style-name="Default" style:data-style-name="N0">
      <style:table-cell-properties style:glyph-orientation-vertical="0" fo:background-color="#99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5_20_1" style:display-name="40% - akcent 5 1" style:family="table-cell" style:parent-style-name="Default" style:data-style-name="N0">
      <style:table-cell-properties style:glyph-orientation-vertical="0" fo:background-color="#99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6" style:display-name="40% - akcent 6" style:family="table-cell" style:parent-style-name="Default" style:data-style-name="N0">
      <style:table-cell-properties style:glyph-orientation-vertical="0" fo:background-color="#ffcc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6_20_1" style:display-name="40% - akcent 6 1" style:family="table-cell" style:parent-style-name="Default" style:data-style-name="N0">
      <style:table-cell-properties style:glyph-orientation-vertical="0" fo:background-color="#ffcc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1" style:display-name="60% - akcent 1" style:family="table-cell" style:parent-style-name="Default" style:data-style-name="N0">
      <style:table-cell-properties style:glyph-orientation-vertical="0" fo:background-color="#0066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1_20_1" style:display-name="60% - akcent 1 1" style:family="table-cell" style:parent-style-name="Default" style:data-style-name="N0">
      <style:table-cell-properties style:glyph-orientation-vertical="0" fo:background-color="#0066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2" style:display-name="60% - akcent 2" style:family="table-cell" style:parent-style-name="Default" style:data-style-name="N0">
      <style:table-cell-properties style:glyph-orientation-vertical="0" fo:background-color="#ff8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2_20_1" style:display-name="60% - akcent 2 1" style:family="table-cell" style:parent-style-name="Default" style:data-style-name="N0">
      <style:table-cell-properties style:glyph-orientation-vertical="0" fo:background-color="#ff8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3" style:display-name="60% - akcent 3" style:family="table-cell" style:parent-style-name="Default" style:data-style-name="N0">
      <style:table-cell-properties style:glyph-orientation-vertical="0" fo:background-color="#00ff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3_20_1" style:display-name="60% - akcent 3 1" style:family="table-cell" style:parent-style-name="Default" style:data-style-name="N0">
      <style:table-cell-properties style:glyph-orientation-vertical="0" fo:background-color="#00ff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4" style:display-name="60% - akcent 4" style:family="table-cell" style:parent-style-name="Default" style:data-style-name="N0">
      <style:table-cell-properties style:glyph-orientation-vertical="0" fo:background-color="#800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4_20_1" style:display-name="60% - akcent 4 1" style:family="table-cell" style:parent-style-name="Default" style:data-style-name="N0">
      <style:table-cell-properties style:glyph-orientation-vertical="0" fo:background-color="#800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5" style:display-name="60% - akcent 5" style:family="table-cell" style:parent-style-name="Default" style:data-style-name="N0">
      <style:table-cell-properties style:glyph-orientation-vertical="0" fo:background-color="#33cc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5_20_1" style:display-name="60% - akcent 5 1" style:family="table-cell" style:parent-style-name="Default" style:data-style-name="N0">
      <style:table-cell-properties style:glyph-orientation-vertical="0" fo:background-color="#33cc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6" style:display-name="60% - akcent 6" style:family="table-cell" style:parent-style-name="Default" style:data-style-name="N0">
      <style:table-cell-properties style:glyph-orientation-vertical="0" fo:background-color="#ff99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6_20_1" style:display-name="60% - akcent 6 1" style:family="table-cell" style:parent-style-name="Default" style:data-style-name="N0">
      <style:table-cell-properties style:glyph-orientation-vertical="0" fo:background-color="#ff99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1" style:display-name="Akcent 1" style:family="table-cell" style:parent-style-name="Default" style:data-style-name="N0">
      <style:table-cell-properties style:glyph-orientation-vertical="0" fo:background-color="#3333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1_20_1" style:display-name="Akcent 1 1" style:family="table-cell" style:parent-style-name="Default" style:data-style-name="N0">
      <style:table-cell-properties style:glyph-orientation-vertical="0" fo:background-color="#3333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2" style:display-name="Akcent 2" style:family="table-cell" style:parent-style-name="Default" style:data-style-name="N0">
      <style:table-cell-properties style:glyph-orientation-vertical="0" fo:background-color="#ff00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2_20_1" style:display-name="Akcent 2 1" style:family="table-cell" style:parent-style-name="Default" style:data-style-name="N0">
      <style:table-cell-properties style:glyph-orientation-vertical="0" fo:background-color="#ff00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3" style:display-name="Akcent 3" style:family="table-cell" style:parent-style-name="Default" style:data-style-name="N0">
      <style:table-cell-properties style:glyph-orientation-vertical="0" fo:background-color="#339966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3_20_1" style:display-name="Akcent 3 1" style:family="table-cell" style:parent-style-name="Default" style:data-style-name="N0">
      <style:table-cell-properties style:glyph-orientation-vertical="0" fo:background-color="#339966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4" style:display-name="Akcent 4" style:family="table-cell" style:parent-style-name="Default" style:data-style-name="N0">
      <style:table-cell-properties style:glyph-orientation-vertical="0" fo:background-color="#800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4_20_1" style:display-name="Akcent 4 1" style:family="table-cell" style:parent-style-name="Default" style:data-style-name="N0">
      <style:table-cell-properties style:glyph-orientation-vertical="0" fo:background-color="#800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5" style:display-name="Akcent 5" style:family="table-cell" style:parent-style-name="Default" style:data-style-name="N0">
      <style:table-cell-properties style:glyph-orientation-vertical="0" fo:background-color="#33cc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5_20_1" style:display-name="Akcent 5 1" style:family="table-cell" style:parent-style-name="Default" style:data-style-name="N0">
      <style:table-cell-properties style:glyph-orientation-vertical="0" fo:background-color="#33cc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6" style:display-name="Akcent 6" style:family="table-cell" style:parent-style-name="Default" style:data-style-name="N0">
      <style:table-cell-properties style:glyph-orientation-vertical="0" fo:background-color="#ff66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6_20_1" style:display-name="Akcent 6 1" style:family="table-cell" style:parent-style-name="Default" style:data-style-name="N0">
      <style:table-cell-properties style:glyph-orientation-vertical="0" fo:background-color="#ff66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sh" style:family="table-cell" style:parent-style-name="Default" style:data-style-name="N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no-wrap" fo:border="0.06pt solid #969696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3399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ins" style:family="table-cell" style:parent-style-name="Default" style:data-style-name="N0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6pt solid #969696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80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2" style:display-name="Comma 2" style:family="table-cell" style:parent-style-name="Default" style:data-style-name="N133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Comma_20_3" style:display-name="Comma 3" style:family="table-cell" style:parent-style-name="Default" style:data-style-name="N133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Comma_20_4" style:display-name="Comma 4" style:family="table-cell" style:parent-style-name="Default" style:data-style-name="N133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Comma_20__5b_0_5d__20_2" style:display-name="Comma [0] 2" style:family="table-cell" style:parent-style-name="Default" style:data-style-name="N137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ejściowe" style:display-name="Dane wejściowe" style:family="table-cell" style:parent-style-name="Default" style:data-style-name="N0">
      <style:table-cell-properties style:glyph-orientation-vertical="0" fo:background-color="#ffcc99" style:cell-protect="none" style:print-content="true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ejściowe_20_1" style:display-name="Dane wejściowe 1" style:family="table-cell" style:parent-style-name="Default" style:data-style-name="N0">
      <style:table-cell-properties style:glyph-orientation-vertical="0" fo:background-color="#ffcc99" style:cell-protect="none" style:print-content="true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yjściowe" style:display-name="Dane wyjściowe" style:family="table-cell" style:parent-style-name="Default" style:data-style-name="N0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no-wrap" fo:border="0.06pt solid #333333" style:direction="ltr" style:rotation-angle="0" style:rotation-align="none" style:shrink-to-fit="false" style:vertical-align="middle"/>
      <style:paragraph-properties fo:margin-left="0in" style:writing-mode="pag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Dane_20_wyjściowe_20_1" style:display-name="Dane wyjściowe 1" style:family="table-cell" style:parent-style-name="Default" style:data-style-name="N0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no-wrap" fo:border="0.06pt solid #333333" style:direction="ltr" style:rotation-angle="0" style:rotation-align="none" style:shrink-to-fit="false" style:vertical-align="middle"/>
      <style:paragraph-properties fo:margin-left="0in" style:writing-mode="pag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Default_20_1" style:display-name="Default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1_20_1" style:display-name="Default 1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0" style:display-name="Default 1 1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1" style:display-name="Default 1 1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2" style:display-name="Default 1 1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3" style:display-name="Default 1 1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4" style:display-name="Default 1 1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5" style:display-name="Default 1 1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6" style:display-name="Default 1 1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7" style:display-name="Default 1 1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8" style:display-name="Default 1 1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9" style:display-name="Default 1 1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" style:display-name="Default 1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0" style:display-name="Default 1 2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1" style:display-name="Default 1 2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2" style:display-name="Default 1 2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3" style:display-name="Default 1 2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4" style:display-name="Default 1 2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5" style:display-name="Default 1 2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6" style:display-name="Default 1 2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7" style:display-name="Default 1 2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8" style:display-name="Default 1 2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9" style:display-name="Default 1 2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" style:display-name="Default 1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0" style:display-name="Default 1 3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1" style:display-name="Default 1 3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2" style:display-name="Default 1 3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3" style:display-name="Default 1 3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4" style:display-name="Default 1 3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5" style:display-name="Default 1 3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6" style:display-name="Default 1 3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7" style:display-name="Default 1 3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8" style:display-name="Default 1 3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9" style:display-name="Default 1 3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4" style:display-name="Default 1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40" style:display-name="Default 1 4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5" style:display-name="Default 1 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6" style:display-name="Default 1 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7" style:display-name="Default 1 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8" style:display-name="Default 1 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9" style:display-name="Default 1 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0" style:display-name="Default 1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11" style:display-name="Default 1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12" style:display-name="Default 1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13" style:display-name="Default 1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14" style:display-name="Default 1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15" style:display-name="Default 1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16" style:display-name="Default 1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17" style:display-name="Default 1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18" style:display-name="Default 1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19" style:display-name="Default 1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2" style:display-name="Default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20" style:display-name="Default 2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21" style:display-name="Default 2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22" style:display-name="Default 2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23" style:display-name="Default 2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24" style:display-name="Default 2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25" style:display-name="Default 2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26" style:display-name="Default 2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27" style:display-name="Default 2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28" style:display-name="Default 2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29" style:display-name="Default 2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3" style:display-name="Default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30" style:display-name="Default 3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31" style:display-name="Default 3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32" style:display-name="Default 3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33" style:display-name="Default 3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34" style:display-name="Default 3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35" style:display-name="Default 3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36" style:display-name="Default 3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37" style:display-name="Default 3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38" style:display-name="Default 3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39" style:display-name="Default 3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4" style:display-name="Default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40" style:display-name="Default 4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41" style:display-name="Default 4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42" style:display-name="Default 4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43" style:display-name="Default 4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44" style:display-name="Default 4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45" style:display-name="Default 4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46" style:display-name="Default 4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47" style:display-name="Default 4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48" style:display-name="Default 4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49" style:display-name="Default 4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5" style:display-name="Default 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50" style:display-name="Default 5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51" style:display-name="Default 5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52" style:display-name="Default 5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53" style:display-name="Default 5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54" style:display-name="Default 5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55" style:display-name="Default 5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56" style:display-name="Default 5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57" style:display-name="Default 5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58" style:display-name="Default 5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59" style:display-name="Default 5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6" style:display-name="Default 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60" style:display-name="Default 6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61" style:display-name="Default 6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62" style:display-name="Default 6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63" style:display-name="Default 6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64" style:display-name="Default 6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65" style:display-name="Default 6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66" style:display-name="Default 6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67" style:display-name="Default 6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68" style:display-name="Default 6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69" style:display-name="Default 6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7" style:display-name="Default 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70" style:display-name="Default 7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71" style:display-name="Default 7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Default_20_8" style:display-name="Default 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efault_20_9" style:display-name="Default 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1" fo:font-family="'Times New Roman1'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1'" style:font-size-complex="12pt" style:font-style-complex="normal" style:font-weight-complex="normal"/>
    </style:style>
    <style:style style:name="Dobre" style:family="table-cell" style:parent-style-name="Default" style:data-style-name="N0">
      <style:table-cell-properties style:glyph-orientation-vertical="0" fo:background-color="#ccff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obre_20_1" style:display-name="Dobre 1" style:family="table-cell" style:parent-style-name="Default" style:data-style-name="N0">
      <style:table-cell-properties style:glyph-orientation-vertical="0" fo:background-color="#ccff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mórka_20_połączona" style:display-name="Komórka połączona" style:family="table-cell" style:parent-style-name="Default" style:data-style-name="N0">
      <style:table-cell-properties style:glyph-orientation-vertical="0" fo:border-bottom="3pt double #ff9900" style:border-line-width-bottom="0.0138in 0.0138in 0.0138in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mórka_20_połączona_20_1" style:display-name="Komórka połączona 1" style:family="table-cell" style:parent-style-name="Default" style:data-style-name="N0">
      <style:table-cell-properties style:glyph-orientation-vertical="0" fo:border-bottom="3pt double #ff9900" style:border-line-width-bottom="0.0138in 0.0138in 0.0138in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mórka_20_zaznaczona" style:display-name="Komórka zaznaczona" style:family="table-cell" style:parent-style-name="Default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3pt double #333333" style:border-line-width="0.0138in 0.0138in 0.0138in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Komórka_20_zaznaczona_20_1" style:display-name="Komórka zaznaczona 1" style:family="table-cell" style:parent-style-name="Default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3pt double #333333" style:border-line-width="0.0138in 0.0138in 0.0138in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Lien_20_hypertexte" style:display-name="Lien hypertexte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text-line-through-type="none" style:font-name="Arial111" fo:font-family="Arial1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Lien_20_hypertexte_20_1" style:display-name="Lien hypertexte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text-line-through-type="none" style:font-name="Arial2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Lien_20_hypertexte_20_2" style:display-name="Lien hypertexte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text-line-through-type="none" style:font-name="Arial2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Lien_20_hypertexte_20_3" style:display-name="Lien hypertexte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text-line-through-type="none" style:font-name="Arial2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Lien_20_hypertexte_20_4" style:display-name="Lien hypertexte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text-line-through-type="none" style:font-name="Arial2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Lien_20_hypertexte_20_5" style:display-name="Lien hypertexte 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text-line-through-type="none" style:font-name="Arial2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Lien_20_hypertexte_20_6" style:display-name="Lien hypertexte 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text-line-through-type="none" style:font-name="Arial2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Lien_20_hypertexte_20_7" style:display-name="Lien hypertexte 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text-line-through-type="none" style:font-name="Arial2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Nagłówek_20_1" style:display-name="Nagłówek 1" style:family="table-cell" style:parent-style-name="Default" style:data-style-name="N0">
      <style:table-cell-properties style:glyph-orientation-vertical="0" fo:border-bottom="2.49pt solid #333399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Nagłówek_20_1_20_1" style:display-name="Nagłówek 1 1" style:family="table-cell" style:parent-style-name="Default" style:data-style-name="N0">
      <style:table-cell-properties style:glyph-orientation-vertical="0" fo:border-bottom="2.49pt solid #333399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Nagłówek_20_2" style:display-name="Nagłówek 2" style:family="table-cell" style:parent-style-name="Default" style:data-style-name="N0">
      <style:table-cell-properties style:glyph-orientation-vertical="0" fo:border-bottom="2.49pt solid #c0c0c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Nagłówek_20_2_20_1" style:display-name="Nagłówek 2 1" style:family="table-cell" style:parent-style-name="Default" style:data-style-name="N0">
      <style:table-cell-properties style:glyph-orientation-vertical="0" fo:border-bottom="2.49pt solid #c0c0c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Nagłówek_20_3" style:display-name="Nagłówek 3" style:family="table-cell" style:parent-style-name="Default" style:data-style-name="N0">
      <style:table-cell-properties style:glyph-orientation-vertical="0" fo:border-bottom="2.49pt solid #0066cc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3_20_1" style:display-name="Nagłówek 3 1" style:family="table-cell" style:parent-style-name="Default" style:data-style-name="N0">
      <style:table-cell-properties style:glyph-orientation-vertical="0" fo:border-bottom="2.49pt solid #0066cc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4" style:display-name="Nagłówek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4_20_1" style:display-name="Nagłówek 4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eutralne" style:family="table-cell" style:parent-style-name="Default" style:data-style-name="N0">
      <style:table-cell-properties style:glyph-orientation-vertical="0" fo:background-color="#ffff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80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ne_20_1" style:display-name="Neutralne 1" style:family="table-cell" style:parent-style-name="Default" style:data-style-name="N0">
      <style:table-cell-properties style:glyph-orientation-vertical="0" fo:background-color="#ffff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80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1" fo:font-family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no-wrap" fo:border="0.06pt solid #c0c0c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Obliczenia" style:family="table-cell" style:parent-style-name="Default" style:data-style-name="N0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bliczenia_20_1" style:display-name="Obliczenia 1" style:family="table-cell" style:parent-style-name="Default" style:data-style-name="N0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uma" style:family="table-cell" style:parent-style-name="Default" style:data-style-name="N0">
      <style:table-cell-properties style:glyph-orientation-vertical="0" fo:border-bottom="3pt double #333399" style:border-line-width-bottom="0.0138in 0.0138in 0.0138in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333399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uma_20_1" style:display-name="Suma 1" style:family="table-cell" style:parent-style-name="Default" style:data-style-name="N0">
      <style:table-cell-properties style:glyph-orientation-vertical="0" fo:border-bottom="3pt double #333399" style:border-line-width-bottom="0.0138in 0.0138in 0.0138in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333399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kst_20_objaśnienia" style:display-name="Tekst objaśnienia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kst_20_objaśnienia_20_1" style:display-name="Tekst objaśnienia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kst_20_ostrzeżenia" style:display-name="Tekst ostrzeżenia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kst_20_ostrzeżenia_20_1" style:display-name="Tekst ostrzeżenia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ytuł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Cambria" fo:font-family="Cambria" style:font-family-generic="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ytuł_20_1" style:display-name="Tytuł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Cambria" fo:font-family="Cambria" style:font-family-generic="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" style:family="table-cell" style:parent-style-name="Default" style:data-style-name="N0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no-wrap" fo:border="0.06pt solid #c0c0c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Uwaga_20_1" style:display-name="Uwaga 1" style:family="table-cell" style:parent-style-name="Default" style:data-style-name="N0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no-wrap" fo:border="0.06pt solid #c0c0c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Złe" style:family="table-cell" style:parent-style-name="Default" style:data-style-name="N0">
      <style:table-cell-properties style:glyph-orientation-vertical="0" fo:background-color="#ff99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łe_20_1" style:display-name="Złe 1" style:family="table-cell" style:parent-style-name="Default" style:data-style-name="N0">
      <style:table-cell-properties style:glyph-orientation-vertical="0" fo:background-color="#ff99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MAIN" style:display-name="常规_MAIN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Sheet1" style:display-name="標準_Sheet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표준_20_2" style:display-name="표준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style:style style:name="표준_20_2_20_2" style:display-name="표준 2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2_20_2_20_2" style:display-name="표준 2 2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3" style:display-name="표준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3" fo:font-family="Arial3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1" fo:font-family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4" style:display-name="표준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2" style:font-family-complex="Arial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7:39:35.0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tents" style:display-name="PageStyle_conten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icja Buffa</meta:initial-creator>
    <meta:creation-date>2015-06-08T16:38:40</meta:creation-date>
    <dc:date>2025-04-16T17:40:50.703000000</dc:date>
    <meta:generator>LibreOffice/24.8.5.2$Windows_X86_64 LibreOffice_project/fddf2685c70b461e7832239a0162a77216259f22</meta:generator>
    <meta:editing-duration>P1DT36M1S</meta:editing-duration>
    <meta:editing-cycles>116</meta:editing-cycles>
    <meta:document-statistic meta:table-count="1" meta:cell-count="109" meta:object-count="0"/>
  </office:meta>
</office:document-meta>
</file>